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3"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1/26/estandar-vhdl-del-2008/" text:style-name="Internet_20_link" text:visited-style-name="Visited_20_Internet_20_Link"><text:span text:style-name="T3">https://soceame.wordpress.com/2024/11/26/estandar-vhdl-del-2008/</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9:38:48.452438162">23/02/2025</text:date></text:p>
      <text:p text:style-name="P10"/>
      <text:p text:style-name="P11">En esta entrada explicaré alguna de las nuevas cosas que incluye el estándar del 2008. El estándar del 2008 es muy amplio, tiene muchas cosas nuevas y algunas poco útiles en el desarrollo de firmware avanzado.</text:p>
      <text:p text:style-name="Text_20_body"><text:span text:style-name="Emphasis"><text:span text:style-name="Strong_20_Emphasis">NOTA</text:span></text:span><text:span text:style-name="Emphasis">: yo personalmente </text:span><text:span text:style-name="Emphasis"><text:span text:style-name="Strong_20_Emphasis">NO</text:span></text:span><text:span text:style-name="Emphasis"> recomiendo este estándar, es mucho ruido y pocas nueces. Además, trata de convertir el lenguaje de descripción de hardware, VHDL, en un lenguaje de programación estándar. Cosa que no es. Además, es un estándar conflictivo con los otros estándares e incorpora estructuras no deterministas en el lenguaje que pueden no ser compatibles con los estándares de certificación.</text:span> <text:line-break/><text:span text:style-name="Emphasis">Aclaración</text:span>, <text:span text:style-name="Strong_20_Emphasis">el problema no es cómo utilice el nuevo estándar una persona con experiencia en VHDL, el problema es cómo lo puede llegar a utilizar una persona sin experiencia en VHDL y el riesgo que eso puede representar.</text:span> <text:span text:style-name="Emphasis"><text:span text:style-name="Strong_20_Emphasis">En diseño firmware las «ideas felices» con un conocimiento pobre del lenguaje y de sus estructuras estádares de desarrollo, se pagan bien caro (y Dios no quiera que tengas que ser tú el bombero que apague ese fuego, y lo digo con conocimiento de causa, de dolores y de muchas cosas más).</text:span></text:span></text:p>
      <text:h text:style-name="Heading_20_2" text:outline-level="2">process(all)</text:h>
      <text:p text:style-name="Text_20_body">Este nuevo tipo de process permite incluir la palabra reservada <text:span text:style-name="Emphasis">all</text:span> en la lista de sensibilidad, por lo que delega la responsabilidad de localizar las señales asíncronas en el sintetizar, de tal manera que el usuario no se tiene que preocupar por localizar o conocer que posibles señales son asíncronas.</text:p>
      <text:p text:style-name="Preformatted_20_Text"><text:span text:style-name="Source_20_Text">process(all)</text:span></text:p>
      <text:p text:style-name="Preformatted_20_Text"><text:span text:style-name="Source_20_Text">begin</text:span></text:p>
      <text:p text:style-name="Preformatted_20_Text"><text:span text:style-name="Source_20_Text"><text:s text:c="3"/>if rst_n = '0' then</text:span></text:p>
      <text:p text:style-name="Preformatted_20_Text"><text:span text:style-name="Source_20_Text"><text:s text:c="6"/>c &lt;= '1';</text:span></text:p>
      <text:p text:style-name="Preformatted_20_Text"><text:span text:style-name="Source_20_Text"><text:s text:c="3"/>elsif rising_edge(clk) then</text:span></text:p>
      <text:p text:style-name="Preformatted_20_Text"><text:span text:style-name="Source_20_Text"><text:s text:c="7"/>c &lt;= '1';</text:span></text:p>
      <text:p text:style-name="Preformatted_20_Text"><text:span text:style-name="Source_20_Text"><text:s text:c="7"/>if a <text:s/>= '1' then</text:span></text:p>
      <text:p text:style-name="Preformatted_20_Text"><text:span text:style-name="Source_20_Text"><text:s text:c="11"/>c &lt;= '0';</text:span></text:p>
      <text:p text:style-name="Preformatted_20_Text"><text:span text:style-name="Source_20_Text"><text:s text:c="7"/>end if;</text:span></text:p>
      <text:p text:style-name="Preformatted_20_Text"><text:span text:style-name="Source_20_Text"><text:s text:c="3"/>end if;</text:span></text:p>
      <text:p text:style-name="P12"><text:span text:style-name="Source_20_Text">end process;</text:span></text:p>
      <text:h text:style-name="Heading_20_2" text:outline-level="2">/* Comentarios */</text:h>
      <text:p text:style-name="Text_20_body">Desde esta nueva versión se pueden utilizar los comentarios multilínea de otros lenguajes de programación.</text:p>
      <text:p text:style-name="Preformatted_20_Text"><text:span text:style-name="Source_20_Text">/*</text:span></text:p>
      <text:p text:style-name="Preformatted_20_Text"><text:span text:style-name="Source_20_Text"><text:s text:c="3"/>Esto es un comentario multilínea en VHDL 2008</text:span></text:p>
      <text:p text:style-name="P12"><text:span text:style-name="Source_20_Text">*/</text:span></text:p>
      <text:h text:style-name="Heading_20_2" text:outline-level="2"><text:soft-page-break/>elsif … generate</text:h>
      <text:p text:style-name="Text_20_body">Esta es una de las cosas más interesantes de VHDL 2008, en esta versión se permiten crear <text:span text:style-name="Emphasis">generates</text:span> en cadena, cosa que anteriormente no se podía.</text:p>
      <text:p text:style-name="Preformatted_20_Text"><text:span text:style-name="Source_20_Text">inst_generate : if a = "alfa" generate</text:span></text:p>
      <text:p text:style-name="Preformatted_20_Text"><text:span text:style-name="Source_20_Text"><text:s text:c="3"/>inst_alfa : alfa</text:span></text:p>
      <text:p text:style-name="Preformatted_20_Text"><text:span text:style-name="Source_20_Text"><text:s text:c="6"/>port map ( ... );</text:span></text:p>
      <text:p text:style-name="Preformatted_20_Text"><text:span text:style-name="Source_20_Text">elsif a = "beta" generate</text:span></text:p>
      <text:p text:style-name="Preformatted_20_Text"><text:span text:style-name="Source_20_Text"><text:s text:c="3"/>inst_beta : beta</text:span></text:p>
      <text:p text:style-name="Preformatted_20_Text"><text:span text:style-name="Source_20_Text"><text:s text:c="7"/>port map( ... );</text:span></text:p>
      <text:p text:style-name="P12"><text:span text:style-name="Source_20_Text">end generate;</text:span></text:p>
      <text:h text:style-name="Heading_20_2" text:outline-level="2">case … generate</text:h>
      <text:p text:style-name="Text_20_body">Al igual que en el estándar se puede usar el <text:span text:style-name="Emphasis">elsif</text:span>, ahora también se puede utilizar el <text:span text:style-name="Emphasis">case</text:span> …<text:span text:style-name="Emphasis">generate</text:span>.</text:p>
      <text:p text:style-name="Preformatted_20_Text"><text:span text:style-name="Source_20_Text">inst_generate : case a generate</text:span></text:p>
      <text:p text:style-name="Preformatted_20_Text"><text:span text:style-name="Source_20_Text"><text:s text:c="4"/>when "alfa" =&gt;</text:span></text:p>
      <text:p text:style-name="Preformatted_20_Text"><text:span text:style-name="Source_20_Text"><text:s text:c="9"/>inst_alfa : alfa</text:span></text:p>
      <text:p text:style-name="Preformatted_20_Text"><text:span text:style-name="Source_20_Text"><text:s text:c="13"/>port map ( ... );</text:span></text:p>
      <text:p text:style-name="Preformatted_20_Text"><text:span text:style-name="Source_20_Text"><text:s text:c="4"/>when "beta" =&gt;</text:span></text:p>
      <text:p text:style-name="Preformatted_20_Text"><text:span text:style-name="Source_20_Text"><text:s text:c="9"/>inst_beta : beta</text:span></text:p>
      <text:p text:style-name="Preformatted_20_Text"><text:span text:style-name="Source_20_Text"><text:s text:c="13"/>port map( ... );</text:span></text:p>
      <text:p text:style-name="P12"><text:span text:style-name="Source_20_Text">end generate;</text:span></text:p>
      <text:h text:style-name="Heading_20_2" text:outline-level="2">case?</text:h>
      <text:p text:style-name="Text_20_body">Ahora los <text:span text:style-name="Emphasis">case</text:span> no hace falta que estén fuertemente definidos, solo hace falta definir lo mínimo que quieras detectar.</text:p>
      <text:p text:style-name="Preformatted_20_Text"><text:span text:style-name="Source_20_Text">case? a is</text:span></text:p>
      <text:p text:style-name="Preformatted_20_Text"><text:span text:style-name="Source_20_Text"><text:s text:c="4"/>when "-1" =&gt; b &lt;= '1';</text:span></text:p>
      <text:p text:style-name="Preformatted_20_Text"><text:span text:style-name="Source_20_Text"><text:s text:c="4"/>when "1-" =&gt; b &lt;= '0';</text:span></text:p>
      <text:p text:style-name="Preformatted_20_Text"><text:span text:style-name="Source_20_Text"><text:s text:c="4"/>when others =&gt; null;</text:span></text:p>
      <text:p text:style-name="P12"><text:span text:style-name="Source_20_Text">end case?;</text:span></text:p>
      <text:h text:style-name="Heading_20_2" text:outline-level="2">Operaciones en instanciaciones</text:h>
      <text:p text:style-name="Text_20_body">Esta es otra cosa interesante que añade VHDL 2008. Ahora permite hacer operaciones en la instanciación de módulos.</text:p>
      <text:p text:style-name="Preformatted_20_Text"><text:span text:style-name="Source_20_Text">inst_bloque : bloque</text:span></text:p>
      <text:p text:style-name="Preformatted_20_Text"><text:span text:style-name="Source_20_Text"><text:s text:c="3"/>port map(</text:span></text:p>
      <text:p text:style-name="Preformatted_20_Text"><text:span text:style-name="Source_20_Text"><text:s text:c="7"/>a =&gt; not j,</text:span></text:p>
      <text:p text:style-name="Preformatted_20_Text"><text:span text:style-name="Source_20_Text"><text:s text:c="7"/>b =&gt; "00" &amp; r</text:span></text:p>
      <text:p text:style-name="P12"><text:span text:style-name="Source_20_Text"><text:s text:c="3"/>);</text:span></text:p>
      <text:h text:style-name="Heading_20_2" text:outline-level="2"><text:soft-page-break/>Nuevo sistema de bases</text:h>
      <text:p text:style-name="Text_20_body">VHDL solo permite un número determinado de bases numérica, como el binario, el hexadecimal o el octal. El resto de representaciones o se basan en binario o son hacen con <text:span text:style-name="Emphasis">others</text:span> o se hace con una conversión de un integer. Bien pues ahora VHDL permite crear una nueva base especifica para el dato.</text:p>
      <text:p text:style-name="P12"><text:span text:style-name="Source_20_Text">constant seis_bits : std_logic_vector(5 downto 0) := 6x"01";</text:span></text:p>
      <text:h text:style-name="Heading_20_2" text:outline-level="2">Operaciones de un bit de salida</text:h>
      <text:p text:style-name="Text_20_body">Ahora VHDL permite hacer operaciones binarias usando funciones por defecto incluidas. Operaciones como: <text:span text:style-name="Emphasis">and, or, nand, xor, nor y xnor</text:span>. Anteriormente te tenías que valor de la librería <text:span text:style-name="Emphasis">std_logic_misc</text:span>, esto último ya lo he contado en esta entrada anterior.</text:p>
      <text:p text:style-name="Text_20_body"><text:a xlink:type="simple" xlink:href="https://soceame.wordpress.com/2024/05/18/como-hacer-una-and-or-xor-nand-etc-de-todos-los-bits-de-una-senal-en-vhdl/" text:style-name="Internet_20_link" text:visited-style-name="Visited_20_Internet_20_Link">https://soceame.wordpress.com/2024/05/18/como-hacer-una-and-or-xor-nand-etc-de-todos-los-bits-de-una-senal-en-vhdl/ </text:a></text:p>
      <text:p text:style-name="P12"><text:span text:style-name="Source_20_Text">salida &lt;= nand("001010");</text:span></text:p>
      <text:h text:style-name="Heading_20_2" text:outline-level="2">?=</text:h>
      <text:p text:style-name="Text_20_body">Ahora se pueden hacer comparaciones en una línea.</text:p>
      <text:p text:style-name="Preformatted_20_Text"><text:span text:style-name="Source_20_Text">--antes</text:span></text:p>
      <text:p text:style-name="Preformatted_20_Text"><text:span text:style-name="Source_20_Text">if c = b then</text:span></text:p>
      <text:p text:style-name="Preformatted_20_Text"><text:span text:style-name="Source_20_Text"><text:s text:c="4"/>a &lt;= '1';</text:span></text:p>
      <text:p text:style-name="Preformatted_20_Text"><text:span text:style-name="Source_20_Text">else</text:span></text:p>
      <text:p text:style-name="Preformatted_20_Text"><text:span text:style-name="Source_20_Text"><text:s text:c="4"/>a &lt;= '0';</text:span></text:p>
      <text:p text:style-name="Preformatted_20_Text"><text:span text:style-name="Source_20_Text">end if;</text:span></text:p>
      <text:p text:style-name="Preformatted_20_Text"><text:span text:style-name="Source_20_Text">-- VHDL'08</text:span></text:p>
      <text:p text:style-name="P12"><text:span text:style-name="Source_20_Text">a &lt;= b ?= c;</text:span></text:p>
      <text:h text:style-name="Heading_20_2" text:outline-level="2">Condicionales binarias</text:h>
      <text:p text:style-name="Text_20_body">Ahora no hace falta definir las condicionales binarias.</text:p>
      <text:p text:style-name="Preformatted_20_Text"><text:span text:style-name="Source_20_Text">if a then</text:span></text:p>
      <text:p text:style-name="Preformatted_20_Text"><text:span text:style-name="Source_20_Text"><text:s text:c="3"/>b &lt;= '1';</text:span></text:p>
      <text:p text:style-name="Preformatted_20_Text"><text:span text:style-name="Source_20_Text">else</text:span></text:p>
      <text:p text:style-name="Preformatted_20_Text"><text:span text:style-name="Source_20_Text"><text:s text:c="3"/>b &lt;= '0';</text:span></text:p>
      <text:p text:style-name="P12"><text:span text:style-name="Source_20_Text">end if;</text:span></text:p>
      <text:h text:style-name="Heading_20_2" text:outline-level="2">Lectura de puertos de salida</text:h>
      <text:p text:style-name="Text_20_body">Ahora se pueden leer los puertos de salida sin definirlos como <text:span text:style-name="Emphasis">inout</text:span></text:p>
      <text:p text:style-name="Preformatted_20_Text"><text:span text:style-name="Source_20_Text">port( ...</text:span></text:p>
      <text:p text:style-name="Preformatted_20_Text"><text:span text:style-name="Source_20_Text"><text:s text:c="4"/>a : out std_logic_vector(...);</text:span></text:p>
      <text:p text:style-name="Preformatted_20_Text"><text:span text:style-name="Source_20_Text"><text:s text:c="4"/>b : out std_logic;</text:span></text:p>
      <text:p text:style-name="Preformatted_20_Text"><text:soft-page-break/><text:span text:style-name="Source_20_Text">);</text:span></text:p>
      <text:p text:style-name="Preformatted_20_Text"><text:span text:style-name="Source_20_Text">...</text:span></text:p>
      <text:p text:style-name="Preformatted_20_Text"><text:span text:style-name="Source_20_Text">if a = x"55" then</text:span></text:p>
      <text:p text:style-name="Preformatted_20_Text"><text:span text:style-name="Source_20_Text"><text:s text:c="4"/>b &lt;= '1';</text:span></text:p>
      <text:p text:style-name="Preformatted_20_Text"><text:span text:style-name="Source_20_Text">else</text:span></text:p>
      <text:p text:style-name="Preformatted_20_Text"><text:span text:style-name="Source_20_Text"><text:s text:c="4"/>b &lt;= '0';</text:span></text:p>
      <text:p text:style-name="P12"><text:span text:style-name="Source_20_Text">end if;</text:span></text:p>
      <text:p text:style-name="Text_20_body">El resto de estructuras del estándar son estructuras con más ruido que utilidad.</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5cb8"/>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26/estandar-vhdl-del-2008/" text:style-name="Internet_20_link" text:visited-style-name="Visited_20_Internet_20_Link"><draw:custom-shape text:anchor-type="char" draw:z-index="3"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26/estandar-vhdl-del-2008/</text:span></text:a><text:span text:style-name="MT3"><text:tab/></text:span></text:p>
      </style:header>
      <style:footer>
        <text:p text:style-name="MP4"><text:span text:style-name="MT4">Creado por David Rubio </text:span><text:span text:style-name="MT5">G.</text:span><text:span text:style-name="MT4"><text:tab/> <text:tab/></text:span><text:page-number text:select-page="current">5</text:page-number>/<text:page-count>5</text:page-count></text:p>
      </style:footer>
    </style:master-page>
    <style:master-page style:name="First_20_Page" style:display-name="First Page" style:page-layout-name="Mpm2" draw:style-name="Mdp1" style:next-style-name="Standard">
      <style:header>
        <text:p text:style-name="Header"><draw:custom-shape text:anchor-type="char" draw:z-index="12"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7"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8"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9:37:02.920873897</meta:creation-date>
    <meta:editing-duration>PT1M47S</meta:editing-duration>
    <meta:editing-cycles>2</meta:editing-cycles>
    <meta:generator>LibreOffice/24.8.4.2$Linux_X86_64 LibreOffice_project/480$Build-2</meta:generator>
    <dc:date>2025-02-23T19:38:48.248443383</dc:date>
    <meta:document-statistic meta:table-count="0" meta:image-count="0" meta:object-count="0" meta:page-count="5" meta:paragraph-count="98" meta:word-count="726" meta:character-count="4501" meta:non-whitespace-character-count="3684"/>
    <meta:template xlink:type="simple" xlink:actuate="onRequest" xlink:title="template" xlink:href="../../../../../../Plantillas/template.ott" meta:date="2025-02-23T19:37:01.487407593"/>
  </office:meta>
</office:document-meta>
</file>